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13.79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2">
          <table:table-cell table:style-name="ce1" office:value-type="string">
            <text:p>Nom produit</text:p>
          </table:table-cell>
          <table:table-cell table:style-name="ce1" office:value-type="string">
            <text:p>Marque</text:p>
          </table:table-cell>
          <table:table-cell table:style-name="ce1" office:value-type="string">
            <text:p>Decription produit</text:p>
          </table:table-cell>
          <table:table-cell table:style-name="ce1" office:value-type="string">
            <text:p>Prix produit au kilo/litre</text:p>
          </table:table-cell>
          <table:table-cell table:style-name="ce1" office:value-type="string">
            <text:p>Catégorie</text:p>
          </table:table-cell>
        </table:table-row>
        <table:table-row table:style-name="ro1">
          <table:table-cell office:value-type="string">
            <text:p>Carotte</text:p>
          </table:table-cell>
          <table:table-cell office:value-type="string">
            <text:p>Bonduel</text:p>
          </table:table-cell>
          <table:table-cell office:value-type="string">
            <text:p>Légume orange riche en protéines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Poireau</text:p>
          </table:table-cell>
          <table:table-cell office:value-type="string">
            <text:p>Géant Vert</text:p>
          </table:table-cell>
          <table:table-cell office:value-type="string">
            <text:p>Légume vert plein de fibre</text:p>
          </table:table-cell>
          <table:table-cell office:value-type="currency" office:currency="EUR" office:value="1.2">
            <text:p>1,2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Cascina Belvedere</text:p>
          </table:table-cell>
          <table:table-cell office:value-type="string">
            <text:p>Légume orange parfait pour les fêtes d'Halloween</text:p>
          </table:table-cell>
          <table:table-cell office:value-type="currency" office:currency="EUR" office:value="1.95">
            <text:p>1,95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Président</text:p>
          </table:table-cell>
          <table:table-cell office:value-type="string">
            <text:p>Fromage de caractère au lait de vache</text:p>
          </table:table-cell>
          <table:table-cell office:value-type="currency" office:currency="EUR" office:value="16.5">
            <text:p>16,5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Comté</text:p>
          </table:table-cell>
          <table:table-cell office:value-type="string">
            <text:p>Entremont</text:p>
          </table:table-cell>
          <table:table-cell office:value-type="string">
            <text:p>Fromage au lait cru</text:p>
          </table:table-cell>
          <table:table-cell office:value-type="currency" office:currency="EUR" office:value="15.05">
            <text:p>15,05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Lait</text:p>
          </table:table-cell>
          <table:table-cell office:value-type="string">
            <text:p>Candia</text:p>
          </table:table-cell>
          <table:table-cell office:value-type="string">
            <text:p>Produit laitier semi-écrémé</text:p>
          </table:table-cell>
          <table:table-cell office:value-type="currency" office:currency="EUR" office:value="0.7">
            <text:p>0,7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Bière</text:p>
          </table:table-cell>
          <table:table-cell office:value-type="string">
            <text:p>Chouffe</text:p>
          </table:table-cell>
          <table:table-cell office:value-type="string">
            <text:p>Boisson alcoolisée à base d'orge et d'houblon</text:p>
          </table:table-cell>
          <table:table-cell office:value-type="currency" office:currency="EUR" office:value="3.78">
            <text:p>3,78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string">
            <text:p>Evian</text:p>
          </table:table-cell>
          <table:table-cell office:value-type="string">
            <text:p>Eau de source</text:p>
          </table:table-cell>
          <table:table-cell office:value-type="currency" office:currency="EUR" office:value="0.57">
            <text:p>0,57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Coca</text:p>
          </table:table-cell>
          <table:table-cell office:value-type="string">
            <text:p>Coca cola</text:p>
          </table:table-cell>
          <table:table-cell office:value-type="string">
            <text:p>Boisson gazeuse sucrée</text:p>
          </table:table-cell>
          <table:table-cell office:value-type="currency" office:currency="EUR" office:value="1.1">
            <text:p>1,10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Javel</text:p>
          </table:table-cell>
          <table:table-cell office:value-type="string">
            <text:p>Monsieur Propre</text:p>
          </table:table-cell>
          <table:table-cell office:value-type="string">
            <text:p>Solution liquide oxydante désinfectante et décolorante</text:p>
          </table:table-cell>
          <table:table-cell office:value-type="currency" office:currency="EUR" office:value="7.92">
            <text:p>7,92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Kärcher</text:p>
          </table:table-cell>
          <table:table-cell office:value-type="string">
            <text:p>Solution nettoyante spéciale fenêtre</text:p>
          </table:table-cell>
          <table:table-cell office:value-type="currency" office:currency="EUR" office:value="3.71">
            <text:p>3,71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iquide vaisselle</text:p>
          </table:table-cell>
          <table:table-cell office:value-type="string">
            <text:p>Paic</text:p>
          </table:table-cell>
          <table:table-cell office:value-type="string">
            <text:p>Liquide vaisselle super dégraissant</text:p>
          </table:table-cell>
          <table:table-cell office:value-type="currency" office:currency="EUR" office:value="9.23">
            <text:p>9,23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rfum</text:p>
          </table:table-cell>
          <table:table-cell office:value-type="string">
            <text:p>Channel</text:p>
          </table:table-cell>
          <table:table-cell office:value-type="string">
            <text:p>Fragrance délicate et boisée</text:p>
          </table:table-cell>
          <table:table-cell office:value-type="currency" office:currency="EUR" office:value="56.48">
            <text:p>56,48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Velvet</text:p>
          </table:table-cell>
          <table:table-cell office:value-type="string">
            <text:p>Produit de cosmétique permettant de souligner les lèvres</text:p>
          </table:table-cell>
          <table:table-cell office:value-type="currency" office:currency="EUR" office:value="34.5">
            <text:p>34,5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Maybelline</text:p>
          </table:table-cell>
          <table:table-cell office:value-type="string">
            <text:p>Produit cosmétique permettant d'unifier et de protéger l'épiderme</text:p>
          </table:table-cell>
          <table:table-cell office:value-type="currency" office:currency="EUR" office:value="28.9">
            <text:p>28,9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Television HD</text:p>
          </table:table-cell>
          <table:table-cell office:value-type="string">
            <text:p>Samsung</text:p>
          </table:table-cell>
          <table:table-cell office:value-type="string">
            <text:p>Poste de télévision permettant l'emission et la reception de séquences audiovisuelles</text:p>
          </table:table-cell>
          <table:table-cell office:value-type="currency" office:currency="EUR" office:value="299.99">
            <text:p>299,99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string">
            <text:p>Sony</text:p>
          </table:table-cell>
          <table:table-cell office:value-type="string">
            <text:p>GSM nouvelle génération </text:p>
          </table:table-cell>
          <table:table-cell office:value-type="currency" office:currency="EUR" office:value="149.9">
            <text:p>149,90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Rasoir éléctrique</text:p>
          </table:table-cell>
          <table:table-cell office:value-type="string">
            <text:p>Phillips</text:p>
          </table:table-cell>
          <table:table-cell office:value-type="string">
            <text:p>Rasoir performant et plus ergonomique pour un meilleur rasage de la moustache</text:p>
          </table:table-cell>
          <table:table-cell office:value-type="currency" office:currency="EUR" office:value="72.04">
            <text:p>72,04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Carotte</text:p>
          </table:table-cell>
          <table:table-cell office:value-type="string">
            <text:p>Grand Frais</text:p>
          </table:table-cell>
          <table:table-cell office:value-type="string">
            <text:p>Légume orange riche en protéines</text:p>
          </table:table-cell>
          <table:table-cell office:value-type="currency" office:currency="EUR" office:value="1.2">
            <text:p>1,2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Poireau</text:p>
          </table:table-cell>
          <table:table-cell office:value-type="string">
            <text:p>Cassegrin</text:p>
          </table:table-cell>
          <table:table-cell office:value-type="string">
            <text:p>Légume vert plein de fibre</text:p>
          </table:table-cell>
          <table:table-cell office:value-type="currency" office:currency="EUR" office:value="1.04">
            <text:p>1,04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Nos régions ont du talent</text:p>
          </table:table-cell>
          <table:table-cell office:value-type="string">
            <text:p>Légume orange parfait pour les fêtes d'Halloween</text:p>
          </table:table-cell>
          <table:table-cell office:value-type="currency" office:currency="EUR" office:value="2.25">
            <text:p>2,25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Coeur de lion</text:p>
          </table:table-cell>
          <table:table-cell office:value-type="string">
            <text:p>Fromage de caractère au lait de vache</text:p>
          </table:table-cell>
          <table:table-cell office:value-type="currency" office:currency="EUR" office:value="14.99">
            <text:p>14,99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Comté</text:p>
          </table:table-cell>
          <table:table-cell office:value-type="string">
            <text:p>Juraflore</text:p>
          </table:table-cell>
          <table:table-cell office:value-type="string">
            <text:p>Fromage au lait cru</text:p>
          </table:table-cell>
          <table:table-cell office:value-type="currency" office:currency="EUR" office:value="12.5">
            <text:p>12,5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Lait</text:p>
          </table:table-cell>
          <table:table-cell office:value-type="string">
            <text:p>Lactel</text:p>
          </table:table-cell>
          <table:table-cell office:value-type="string">
            <text:p>Produit laitier semi-écrémé</text:p>
          </table:table-cell>
          <table:table-cell office:value-type="currency" office:currency="EUR" office:value="0.98">
            <text:p>0,98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Bière</text:p>
          </table:table-cell>
          <table:table-cell office:value-type="string">
            <text:p>Kronenbourg</text:p>
          </table:table-cell>
          <table:table-cell office:value-type="string">
            <text:p>Boisson alcoolisée à base d'orge et d'houblon</text:p>
          </table:table-cell>
          <table:table-cell office:value-type="currency" office:currency="EUR" office:value="1.25">
            <text:p>1,25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string">
            <text:p>Vittel</text:p>
          </table:table-cell>
          <table:table-cell office:value-type="string">
            <text:p>Eau de source</text:p>
          </table:table-cell>
          <table:table-cell office:value-type="currency" office:currency="EUR" office:value="0.48">
            <text:p>0,48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Coca</text:p>
          </table:table-cell>
          <table:table-cell office:value-type="string">
            <text:p>Pepsi</text:p>
          </table:table-cell>
          <table:table-cell office:value-type="string">
            <text:p>Boisson gazeuse sucrée</text:p>
          </table:table-cell>
          <table:table-cell office:value-type="currency" office:currency="EUR" office:value="1.02">
            <text:p>1,02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Javel</text:p>
          </table:table-cell>
          <table:table-cell office:value-type="string">
            <text:p>Saint Marc</text:p>
          </table:table-cell>
          <table:table-cell office:value-type="string">
            <text:p>Solution liquide oxydante désinfectante et décolorante</text:p>
          </table:table-cell>
          <table:table-cell office:value-type="currency" office:currency="EUR" office:value="6.54">
            <text:p>6,54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Ecovacs</text:p>
          </table:table-cell>
          <table:table-cell office:value-type="string">
            <text:p>Solution nettoyante spéciale fenêtre</text:p>
          </table:table-cell>
          <table:table-cell office:value-type="currency" office:currency="EUR" office:value="2.6">
            <text:p>2,60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iquide vaisselle</text:p>
          </table:table-cell>
          <table:table-cell office:value-type="string">
            <text:p>Mir</text:p>
          </table:table-cell>
          <table:table-cell office:value-type="string">
            <text:p>Liquide vaisselle super dégraissant</text:p>
          </table:table-cell>
          <table:table-cell office:value-type="currency" office:currency="EUR" office:value="12.6">
            <text:p>12,60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rfum</text:p>
          </table:table-cell>
          <table:table-cell office:value-type="string">
            <text:p>Dior</text:p>
          </table:table-cell>
          <table:table-cell office:value-type="string">
            <text:p>Fragrance délicate et boisée</text:p>
          </table:table-cell>
          <table:table-cell office:value-type="currency" office:currency="EUR" office:value="46.38">
            <text:p>46,38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L'Oreal</text:p>
          </table:table-cell>
          <table:table-cell office:value-type="string">
            <text:p>Produit de cosmétique permettant de souligner les lèvres</text:p>
          </table:table-cell>
          <table:table-cell office:value-type="currency" office:currency="EUR" office:value="41.2">
            <text:p>41,2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Bourjois</text:p>
          </table:table-cell>
          <table:table-cell office:value-type="string">
            <text:p>Produit cosmétique permettant d'unifier et de protéger l'épiderme</text:p>
          </table:table-cell>
          <table:table-cell office:value-type="currency" office:currency="EUR" office:value="32.5">
            <text:p>32,5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Television HD</text:p>
          </table:table-cell>
          <table:table-cell office:value-type="string">
            <text:p>LG</text:p>
          </table:table-cell>
          <table:table-cell office:value-type="string">
            <text:p>Poste de télévision permettant l'emission et la reception de séquences audiovisuelles</text:p>
          </table:table-cell>
          <table:table-cell office:value-type="currency" office:currency="EUR" office:value="199.9">
            <text:p>199,90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string">
            <text:p>Apple</text:p>
          </table:table-cell>
          <table:table-cell office:value-type="string">
            <text:p>GSM nouvelle génération </text:p>
          </table:table-cell>
          <table:table-cell office:value-type="currency" office:currency="EUR" office:value="780">
            <text:p>780,00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Rasoir éléctrique</text:p>
          </table:table-cell>
          <table:table-cell office:value-type="string">
            <text:p>Wilkinson</text:p>
          </table:table-cell>
          <table:table-cell office:value-type="string">
            <text:p>Rasoir performant et plus ergonomique pour un meilleur rasage de la moustache</text:p>
          </table:table-cell>
          <table:table-cell office:value-type="currency" office:currency="EUR" office:value="68.22">
            <text:p>68,22 €</text:p>
          </table:table-cell>
          <table:table-cell office:value-type="string">
            <text:p>High-te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4/11/2016</text:date>, <text:time>11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45S</meta:editing-duration>
    <meta:editing-cycles>9</meta:editing-cycles>
    <meta:generator>OpenOffice/4.1.2$Win32 OpenOffice.org_project/412m3$Build-9782</meta:generator>
    <dc:date>2016-11-14T11:16:28.93</dc:date>
    <dc:creator>Arthur Mourey</dc:creator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